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F000000097B5E79B63D1FB4D0.png" manifest:media-type="image/png"/>
  <manifest:file-entry manifest:full-path="Pictures/10001FA000000685000000F8F6AE7C0CB0FA36DF.svg" manifest:media-type="image/svg+xml"/>
  <manifest:file-entry manifest:full-path="Pictures/100019AE00000404000000F81336CF126BC1E0B1.svg" manifest:media-type="image/svg+xml"/>
  <manifest:file-entry manifest:full-path="Pictures/100005200000009F000000D393879D2DE94B2BB8.svg" manifest:media-type="image/svg+xml"/>
  <manifest:file-entry manifest:full-path="Pictures/10000201000000100000000F6DB314EA7A20AF35.png" manifest:media-type="image/png"/>
  <manifest:file-entry manifest:full-path="Pictures/10000201000000140000000CB3B74864EB252C97.png" manifest:media-type="image/png"/>
  <manifest:file-entry manifest:full-path="Pictures/100002010000001B0000000CF0D0F1C146719301.png" manifest:media-type="image/png"/>
  <manifest:file-entry manifest:full-path="Pictures/10000A5C0000019D00000188C5DD6E0202E5F53D.svg" manifest:media-type="image/svg+xml"/>
  <manifest:file-entry manifest:full-path="Pictures/100006A7000000C1000000FE1F1C3EEAEA435C99.svg" manifest:media-type="image/svg+xml"/>
  <manifest:file-entry manifest:full-path="Pictures/10001556000002C7000001449A1053A99E43B629.svg" manifest:media-type="image/svg+xml"/>
  <manifest:file-entry manifest:full-path="Pictures/10000201000000070000000A9CD13673D5CCFDC2.png" manifest:media-type="image/png"/>
  <manifest:file-entry manifest:full-path="Pictures/1000020100000007000000090CA1D1F6E8F14537.png" manifest:media-type="image/png"/>
  <manifest:file-entry manifest:full-path="Pictures/10000201000000270000000959EE251D63C3FA22.png" manifest:media-type="image/png"/>
  <manifest:file-entry manifest:full-path="Pictures/100007B2000000BF0000009F45D6E2E8451F2CD1.svg" manifest:media-type="image/svg+xml"/>
  <manifest:file-entry manifest:full-path="Pictures/100002010000000600000008EF8F02EA59EBD174.png" manifest:media-type="image/png"/>
  <manifest:file-entry manifest:full-path="Pictures/10000201000000070000000688CA4794A7683DBF.png" manifest:media-type="image/png"/>
  <manifest:file-entry manifest:full-path="Pictures/100010BE0000021A00000148626DDCCBD165E5B0.svg" manifest:media-type="image/svg+xml"/>
  <manifest:file-entry manifest:full-path="Pictures/1000103700000221000000EB4F1803B2A39A5E41.svg" manifest:media-type="image/svg+xml"/>
  <manifest:file-entry manifest:full-path="Pictures/10000735000000B5000000F8061BA42940417687.svg" manifest:media-type="image/svg+xml"/>
  <manifest:file-entry manifest:full-path="Pictures/100002010000001500000009E899F37886440F28.png" manifest:media-type="image/png"/>
  <manifest:file-entry manifest:full-path="Pictures/100002010000000600000006E181BEA29179FE76.png" manifest:media-type="image/png"/>
  <manifest:file-entry manifest:full-path="Pictures/100004D8000000970000009F7E1AA2498B6D3FD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5983b0" draw:textarea-horizontal-align="justify" draw:textarea-vertical-align="middle" draw:auto-grow-height="false" fo:min-height="1.094cm" fo:min-width="0.844cm"/>
    </style:style>
    <style:style style:name="gr2" style:family="graphic" style:parent-style-name="objectwithoutfill">
      <style:graphic-properties svg:stroke-width="0.159cm" svg:stroke-color="#ff6d6d" draw:marker-start-width="0.438cm" draw:marker-end="Arrow" draw:marker-end-width="0.538cm" draw:fill="solid" draw:fill-color="#ff6d6d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e8a202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5983b0" draw:marker-start-width="0.438cm" draw:marker-end="Arrow" draw:marker-end-width="0.538cm" draw:fill="solid" draw:fill-color="#5983b0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color="#e8a202" draw:fill-color="#e8a202" draw:textarea-horizontal-align="justify" draw:textarea-vertical-align="middle" draw:auto-grow-height="false" fo:min-height="1.094cm" fo:min-width="0.84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6d6d" draw:fill-color="#ff6d6d" draw:textarea-horizontal-align="justify" draw:textarea-vertical-align="middle" draw:auto-grow-height="false" fo:min-height="1.094cm" fo:min-width="0.844cm"/>
    </style:style>
    <style:style style:name="gr8" style:family="graphic" style:parent-style-name="standard">
      <style:graphic-properties draw:stroke="none" svg:stroke-color="#5983b0" svg:stroke-opacity="70%" draw:fill-color="#5983b0" draw:opacity="100%" draw:opacity-name="" draw:textarea-horizontal-align="justify" draw:textarea-vertical-align="middle" draw:auto-grow-height="false" fo:min-height="0.81cm" fo:min-width="0.982cm"/>
    </style:style>
    <style:style style:name="gr9" style:family="graphic" style:parent-style-name="standard">
      <style:graphic-properties draw:stroke="none" svg:stroke-color="#5983b0" svg:stroke-opacity="70%" draw:fill-color="#ff6d6d" draw:opacity="100%" draw:opacity-name="" draw:textarea-horizontal-align="justify" draw:textarea-vertical-align="middle" draw:auto-grow-height="false" fo:min-height="0.622cm" fo:min-width="0.67cm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5983b0"/>
      <style:paragraph-properties fo:text-align="center"/>
    </style:style>
    <style:style style:name="P5" style:family="paragraph">
      <loext:graphic-properties draw:fill-color="#e8a202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-color="#5983b0" draw:opacity="100%"/>
      <style:paragraph-properties fo:text-align="center"/>
    </style:style>
    <style:style style:name="P9" style:family="paragraph">
      <loext:graphic-properties draw:fill-color="#ff6d6d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9cm" draw:transform="rotate (0.131074226824782) translate (7.668cm 8.516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2" draw:text-style-name="P2" draw:layer="layout" svg:x1="5.9cm" svg:y1="10.4cm" svg:x2="8.157cm" svg:y2="16.455cm">
          <text:p/>
        </draw:line>
        <draw:line draw:style-name="gr3" draw:text-style-name="P3" draw:layer="layout" svg:x1="10.757cm" svg:y1="0.155cm" svg:x2="10.757cm" svg:y2="1.655cm">
          <text:p/>
        </draw:line>
        <draw:line draw:style-name="gr4" draw:text-style-name="P4" draw:layer="layout" svg:x1="7.157cm" svg:y1="2.755cm" svg:x2="2.6cm" svg:y2="8.4cm">
          <text:p/>
        </draw:line>
        <draw:line draw:style-name="gr4" draw:text-style-name="P4" draw:layer="layout" svg:x1="7.197cm" svg:y1="2.715cm" svg:x2="6.557cm" svg:y2="6.155cm">
          <text:p/>
        </draw:line>
        <draw:line draw:style-name="gr4" draw:text-style-name="P4" draw:layer="layout" svg:x1="7.057cm" svg:y1="2.855cm" svg:x2="8.7cm" svg:y2="5.4cm">
          <text:p/>
        </draw:line>
        <draw:line draw:style-name="gr4" draw:text-style-name="P4" draw:layer="layout" svg:x1="10.586cm" svg:y1="2.675cm" svg:x2="11.3cm" svg:y2="4.9cm">
          <text:p/>
        </draw:line>
        <draw:line draw:style-name="gr4" draw:text-style-name="P4" draw:layer="layout" svg:x1="10.586cm" svg:y1="2.675cm" svg:x2="14.357cm" svg:y2="5.155cm">
          <text:p/>
        </draw:line>
        <draw:custom-shape draw:style-name="gr5" draw:text-style-name="P5" draw:layer="layout" svg:width="1.9cm" svg:height="1.9cm" svg:x="6.057cm" svg:y="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p^+§svg§600§FALSE§</svg:desc>
          <draw:frame draw:style-name="gr6" draw:text-style-name="P6" draw:layer="layout" svg:width="1.4cm" svg:height="1.125cm" svg:x="6.357cm" svg:y="2.155cm">
            <draw:image xlink:href="Pictures/10000A5C0000019D00000188C5DD6E0202E5F53D.svg" xlink:type="simple" xlink:show="embed" xlink:actuate="onLoad" loext:mime-type="image/svg+xml">
              <text:p/>
            </draw:image>
            <draw:image xlink:href="Pictures/10000201000000100000000F6DB314EA7A20AF35.png" xlink:type="simple" xlink:show="embed" xlink:actuate="onLoad" loext:mime-type="image/png"/>
          </draw:frame>
        </draw:g>
        <draw:custom-shape draw:style-name="gr5" draw:text-style-name="P5" draw:layer="layout" svg:width="1.9cm" svg:height="1.9cm" svg:x="9.857cm" svg:y="1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p^+§svg§600§FALSE§</svg:desc>
          <draw:frame draw:style-name="gr6" draw:text-style-name="P6" draw:layer="layout" svg:width="1.4cm" svg:height="1.125cm" svg:x="10.157cm" svg:y="2.03cm">
            <draw:image xlink:href="Pictures/10000A5C0000019D00000188C5DD6E0202E5F53D.svg" xlink:type="simple" xlink:show="embed" xlink:actuate="onLoad" loext:mime-type="image/svg+xml">
              <text:p/>
            </draw:image>
            <draw:image xlink:href="Pictures/10000201000000100000000F6DB314EA7A20AF35.png" xlink:type="simple" xlink:show="embed" xlink:actuate="onLoad" loext:mime-type="image/png"/>
          </draw:frame>
        </draw:g>
        <draw:line draw:style-name="gr3" draw:text-style-name="P3" draw:layer="layout" svg:x1="7.057cm" svg:y1="0.255cm" svg:x2="7.057cm" svg:y2="1.755cm">
          <text:p/>
        </draw:line>
        <draw:custom-shape draw:style-name="gr1" draw:text-style-name="P1" draw:layer="layout" svg:width="1.9cm" svg:height="1.9cm" svg:x="1.2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8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0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4.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157cm" svg:y1="5.655cm" svg:x2="17.657cm" svg:y2="8.155cm">
          <text:p/>
        </draw:line>
        <draw:line draw:style-name="gr2" draw:text-style-name="P2" draw:layer="layout" svg:x1="14.5cm" svg:y1="9cm" svg:x2="9.457cm" svg:y2="16.355cm">
          <text:p/>
        </draw:line>
        <draw:custom-shape draw:style-name="gr7" draw:text-style-name="P7" draw:layer="layout" svg:width="1.9cm" svg:height="1.9cm" svg:x="7.957cm" svg:y="16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7.357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3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117cm" svg:y1="5.615cm" svg:x2="14.757cm" svg:y2="7.955cm">
          <text:p/>
        </draw:line>
        <draw:custom-shape draw:style-name="gr1" draw:text-style-name="P1" draw:layer="layout" svg:width="1.9cm" svg:height="1.9cm" svg:x="13.657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6cm" svg:y1="8.8cm" svg:x2="14.76cm" svg:y2="12.24cm">
          <text:p/>
        </draw:line>
        <draw:line draw:style-name="gr4" draw:text-style-name="P4" draw:layer="layout" svg:x1="6.298cm" svg:y1="7cm" svg:x2="6.1cm" svg:y2="9.3cm">
          <text:p/>
        </draw:line>
        <draw:custom-shape draw:style-name="gr1" draw:text-style-name="P1" draw:layer="layout" svg:width="1.9cm" svg:height="1.9cm" draw:transform="rotate (0.131074226824782) translate (4.9cm 9.516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4" draw:text-style-name="P4" draw:layer="layout" svg:x1="6.4cm" svg:y1="7cm" svg:x2="8.1cm" svg:y2="8.6cm">
          <text:p/>
        </draw:line>
        <draw:line draw:style-name="gr4" draw:text-style-name="P4" draw:layer="layout" svg:x1="6cm" svg:y1="10.4cm" svg:x2="4.5cm" svg:y2="11.9cm">
          <text:p/>
        </draw:line>
        <draw:custom-shape draw:style-name="gr1" draw:text-style-name="P1" draw:layer="layout" svg:width="1.9cm" svg:height="1.9cm" draw:transform="rotate (0.131074226824782) translate (2.9cm 11.748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8" draw:text-style-name="P8" draw:layer="layout" svg:width="2.963cm" svg:height="3.18cm" draw:transform="rotate (0.306305283725005) translate (9.3cm 8.29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2.963cm" svg:height="3.18cm" draw:transform="rotate (-0.321489648217357) translate (1.005cm 12.7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2.339cm" svg:height="2.616cm" draw:transform="rotate (0.306305283725005) translate (8.181cm 19.2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8.9cm" svg:y1="17cm" svg:x2="9.3cm" svg:y2="19cm">
          <text:p/>
        </draw:line>
        <draw:line draw:style-name="gr4" draw:text-style-name="P4" draw:layer="layout" svg:x1="3.8cm" svg:y1="12.6cm" svg:x2="2.5cm" svg:y2="14.2cm">
          <text:p/>
        </draw:line>
        <draw:line draw:style-name="gr4" draw:text-style-name="P4" draw:layer="layout" svg:x1="1.9cm" svg:y1="9.4cm" svg:x2="1.8cm" svg:y2="13.8cm">
          <text:p/>
        </draw:line>
        <draw:line draw:style-name="gr4" draw:text-style-name="P4" draw:layer="layout" svg:x1="11.6cm" svg:y1="5.8cm" svg:x2="11.2cm" svg:y2="8.3cm">
          <text:p/>
        </draw:line>
        <draw:line draw:style-name="gr4" draw:text-style-name="P4" draw:layer="layout" svg:x1="9.486cm" svg:y1="6.575cm" svg:x2="10.6cm" svg:y2="8.4cm">
          <text:p/>
        </draw:line>
        <draw:line draw:style-name="gr4" draw:text-style-name="P4" draw:layer="layout" svg:x1="9.086cm" svg:y1="9.1cm" svg:x2="10.7cm" svg:y2="9.4cm">
          <text:p/>
        </draw:line>
        <draw:g>
          <svg:title>TexMaths</svg:title>
          <svg:desc>14§display§ud_0§svg§600§FALSE§</svg:desc>
          <draw:frame draw:style-name="gr6" draw:text-style-name="P6" draw:layer="layout" svg:width="1.5cm" svg:height="1cm" svg:x="10.9cm" svg:y="5.4cm">
            <draw:image xlink:href="Pictures/100010BE0000021A00000148626DDCCBD165E5B0.svg" xlink:type="simple" xlink:show="embed" xlink:actuate="onLoad" loext:mime-type="image/svg+xml">
              <text:p/>
            </draw:image>
            <draw:image xlink:href="Pictures/10000201000000140000000CB3B74864EB252C97.png" xlink:type="simple" xlink:show="embed" xlink:actuate="onLoad" loext:mime-type="image/png"/>
          </draw:frame>
        </draw:g>
        <draw:g>
          <svg:title>TexMaths</svg:title>
          <svg:desc>14§display§u§svg§600§FALSE§</svg:desc>
          <draw:frame draw:style-name="gr6" draw:text-style-name="P6" draw:layer="layout" svg:width="0.76cm" svg:height="0.668cm" svg:x="14.6cm" svg:y="5.432cm">
            <draw:image xlink:href="Pictures/100007B2000000BF0000009F45D6E2E8451F2CD1.svg" xlink:type="simple" xlink:show="embed" xlink:actuate="onLoad" loext:mime-type="image/svg+xml">
              <text:p/>
            </draw:image>
            <draw:image xlink:href="Pictures/10000201000000070000000688CA4794A7683DBF.png" xlink:type="simple" xlink:show="embed" xlink:actuate="onLoad" loext:mime-type="image/png"/>
          </draw:frame>
        </draw:g>
        <draw:g>
          <svg:title>TexMaths</svg:title>
          <svg:desc>14§display§u§svg§600§FALSE§</svg:desc>
          <draw:frame draw:style-name="gr6" draw:text-style-name="P6" draw:layer="layout" svg:width="0.76cm" svg:height="0.668cm" svg:x="17.94cm" svg:y="8.532cm">
            <draw:image xlink:href="Pictures/100007B2000000BF0000009F45D6E2E8451F2CD1.svg" xlink:type="simple" xlink:show="embed" xlink:actuate="onLoad" loext:mime-type="image/svg+xml">
              <text:p/>
            </draw:image>
            <draw:image xlink:href="Pictures/10000201000000070000000688CA4794A7683DBF.png" xlink:type="simple" xlink:show="embed" xlink:actuate="onLoad" loext:mime-type="image/png"/>
          </draw:frame>
        </draw:g>
        <draw:g>
          <svg:title>TexMaths</svg:title>
          <svg:desc>14§display§g§svg§600§FALSE§</svg:desc>
          <draw:frame draw:style-name="gr6" draw:text-style-name="P6" draw:layer="layout" svg:width="0.761cm" svg:height="0.935cm" svg:x="14.2cm" svg:y="8.3cm">
            <draw:image xlink:href="Pictures/100006A7000000C1000000FE1F1C3EEAEA435C99.svg" xlink:type="simple" xlink:show="embed" xlink:actuate="onLoad" loext:mime-type="image/svg+xml">
              <text:p/>
            </draw:image>
            <draw:image xlink:href="Pictures/10000201000000070000000A9CD13673D5CCFDC2.png" xlink:type="simple" xlink:show="embed" xlink:actuate="onLoad" loext:mime-type="image/png"/>
          </draw:frame>
        </draw:g>
        <draw:g>
          <svg:title>TexMaths</svg:title>
          <svg:desc>14§display§g§svg§600§FALSE§</svg:desc>
          <draw:frame draw:style-name="gr6" draw:text-style-name="P6" draw:layer="layout" svg:width="0.761cm" svg:height="0.935cm" svg:x="5.939cm" svg:y="6.6cm">
            <draw:image xlink:href="Pictures/100006A7000000C1000000FE1F1C3EEAEA435C99.svg" xlink:type="simple" xlink:show="embed" xlink:actuate="onLoad" loext:mime-type="image/svg+xml">
              <text:p/>
            </draw:image>
            <draw:image xlink:href="Pictures/10000201000000070000000A9CD13673D5CCFDC2.png" xlink:type="simple" xlink:show="embed" xlink:actuate="onLoad" loext:mime-type="image/png"/>
          </draw:frame>
        </draw:g>
        <draw:g>
          <svg:title>TexMaths</svg:title>
          <svg:desc>14§display§g§svg§600§FALSE§</svg:desc>
          <draw:frame draw:style-name="gr6" draw:text-style-name="P6" draw:layer="layout" svg:width="0.761cm" svg:height="0.935cm" svg:x="5.539cm" svg:y="9.765cm">
            <draw:image xlink:href="Pictures/100006A7000000C1000000FE1F1C3EEAEA435C99.svg" xlink:type="simple" xlink:show="embed" xlink:actuate="onLoad" loext:mime-type="image/svg+xml">
              <text:p/>
            </draw:image>
            <draw:image xlink:href="Pictures/10000201000000070000000A9CD13673D5CCFDC2.png" xlink:type="simple" xlink:show="embed" xlink:actuate="onLoad" loext:mime-type="image/png"/>
          </draw:frame>
        </draw:g>
        <draw:g>
          <svg:title>TexMaths</svg:title>
          <svg:desc>14§display§d§svg§600§FALSE§</svg:desc>
          <draw:frame draw:style-name="gr6" draw:text-style-name="P6" draw:layer="layout" svg:width="0.661cm" svg:height="0.9cm" svg:x="8.739cm" svg:y="5.7cm">
            <draw:image xlink:href="Pictures/10000735000000B5000000F8061BA42940417687.svg" xlink:type="simple" xlink:show="embed" xlink:actuate="onLoad" loext:mime-type="image/svg+xml">
              <text:p/>
            </draw:image>
            <draw:image xlink:href="Pictures/1000020100000007000000090CA1D1F6E8F14537.png" xlink:type="simple" xlink:show="embed" xlink:actuate="onLoad" loext:mime-type="image/png"/>
          </draw:frame>
        </draw:g>
        <draw:g>
          <svg:title>TexMaths</svg:title>
          <svg:desc>14§display§g§svg§600§FALSE§</svg:desc>
          <draw:frame draw:style-name="gr6" draw:text-style-name="P6" draw:layer="layout" svg:width="0.761cm" svg:height="0.935cm" svg:x="8.3cm" svg:y="8.765cm">
            <draw:image xlink:href="Pictures/100006A7000000C1000000FE1F1C3EEAEA435C99.svg" xlink:type="simple" xlink:show="embed" xlink:actuate="onLoad" loext:mime-type="image/svg+xml">
              <text:p/>
            </draw:image>
            <draw:image xlink:href="Pictures/10000201000000070000000A9CD13673D5CCFDC2.png" xlink:type="simple" xlink:show="embed" xlink:actuate="onLoad" loext:mime-type="image/png"/>
          </draw:frame>
        </draw:g>
        <draw:g>
          <svg:title>TexMaths</svg:title>
          <svg:desc>14§display§uu_1§svg§600§FALSE§</svg:desc>
          <draw:frame draw:style-name="gr6" draw:text-style-name="P6" draw:layer="layout" svg:width="1.508cm" svg:height="0.722cm" svg:x="1.392cm" svg:y="8.9cm">
            <draw:image xlink:href="Pictures/1000103700000221000000EB4F1803B2A39A5E41.svg" xlink:type="simple" xlink:show="embed" xlink:actuate="onLoad" loext:mime-type="image/svg+xml">
              <text:p/>
            </draw:image>
            <draw:image xlink:href="Pictures/100002010000001500000009E899F37886440F28.png" xlink:type="simple" xlink:show="embed" xlink:actuate="onLoad" loext:mime-type="image/png"/>
          </draw:frame>
        </draw:g>
        <draw:g>
          <svg:title>TexMaths</svg:title>
          <svg:desc>14§display§c§svg§600§FALSE§</svg:desc>
          <draw:frame draw:style-name="gr6" draw:text-style-name="P6" draw:layer="layout" svg:width="0.632cm" svg:height="0.668cm" svg:x="3.568cm" svg:y="12.132cm">
            <draw:image xlink:href="Pictures/100004D8000000970000009F7E1AA2498B6D3FDC.svg" xlink:type="simple" xlink:show="embed" xlink:actuate="onLoad" loext:mime-type="image/svg+xml">
              <text:p/>
            </draw:image>
            <draw:image xlink:href="Pictures/100002010000000600000006E181BEA29179FE76.png" xlink:type="simple" xlink:show="embed" xlink:actuate="onLoad" loext:mime-type="image/png"/>
          </draw:frame>
        </draw:g>
        <draw:g>
          <svg:title>TexMaths</svg:title>
          <svg:desc>14§display§\bar{c}§svg§600§FALSE§</svg:desc>
          <draw:frame draw:style-name="gr6" draw:text-style-name="P6" draw:layer="layout" svg:width="0.684cm" svg:height="0.905cm" svg:x="14.416cm" svg:y="12.6cm">
            <draw:image xlink:href="Pictures/100005200000009F000000D393879D2DE94B2BB8.svg" xlink:type="simple" xlink:show="embed" xlink:actuate="onLoad" loext:mime-type="image/svg+xml">
              <text:p/>
            </draw:image>
            <draw:image xlink:href="Pictures/100002010000000600000008EF8F02EA59EBD174.png" xlink:type="simple" xlink:show="embed" xlink:actuate="onLoad" loext:mime-type="image/png"/>
          </draw:frame>
        </draw:g>
        <draw:g>
          <svg:title>TexMaths</svg:title>
          <svg:desc>14§display§H_\text{SM}§svg§600§FALSE§</svg:desc>
          <draw:frame draw:style-name="gr6" draw:text-style-name="P6" draw:layer="layout" svg:width="1.5cm" svg:height="0.9cm" svg:x="8.1cm" svg:y="16.6cm">
            <draw:image xlink:href="Pictures/10001556000002C7000001449A1053A99E43B629.svg" xlink:type="simple" xlink:show="embed" xlink:actuate="onLoad" loext:mime-type="image/svg+xml">
              <text:p/>
            </draw:image>
            <draw:image xlink:href="Pictures/100002010000001B0000000CF0D0F1C146719301.png" xlink:type="simple" xlink:show="embed" xlink:actuate="onLoad" loext:mime-type="image/png"/>
          </draw:frame>
        </draw:g>
        <draw:g>
          <svg:title>TexMaths</svg:title>
          <svg:desc>14§display§\text{shower}§svg§600§FALSE§</svg:desc>
          <draw:frame draw:style-name="gr6" draw:text-style-name="P6" draw:layer="layout" svg:width="3.094cm" svg:height="1.096cm" draw:transform="rotate (0.351334778426458) translate (9.795cm 9.888cm)">
            <draw:image xlink:href="Pictures/100019AE00000404000000F81336CF126BC1E0B1.svg" xlink:type="simple" xlink:show="embed" xlink:actuate="onLoad" loext:mime-type="image/svg+xml">
              <text:p/>
            </draw:image>
            <draw:image xlink:href="Pictures/10000201000000270000000959EE251D63C3FA22.png" xlink:type="simple" xlink:show="embed" xlink:actuate="onLoad" loext:mime-type="image/png"/>
          </draw:frame>
        </draw:g>
        <draw:g>
          <svg:title>TexMaths</svg:title>
          <svg:desc>14§display§\text{shower}§svg§600§FALSE§</svg:desc>
          <draw:frame draw:style-name="gr6" draw:text-style-name="P6" draw:layer="layout" svg:width="2.723cm" svg:height="0.965cm" draw:transform="rotate (-0.358665161284835) translate (0.639cm 14.141cm)">
            <draw:image xlink:href="Pictures/100019AE00000404000000F81336CF126BC1E0B1.svg" xlink:type="simple" xlink:show="embed" xlink:actuate="onLoad" loext:mime-type="image/svg+xml">
              <text:p/>
            </draw:image>
            <draw:image xlink:href="Pictures/10000201000000270000000959EE251D63C3FA22.png" xlink:type="simple" xlink:show="embed" xlink:actuate="onLoad" loext:mime-type="image/png"/>
          </draw:frame>
        </draw:g>
        <draw:g>
          <svg:title>TexMaths</svg:title>
          <svg:desc>14§display§\text{shower}§svg§600§FALSE§</svg:desc>
          <draw:frame draw:style-name="gr6" draw:text-style-name="P6" draw:layer="layout" svg:width="2.346cm" svg:height="0.831cm" draw:transform="rotate (0.339292006587698) translate (8.6cm 20.416cm)">
            <draw:image xlink:href="Pictures/100019AE00000404000000F81336CF126BC1E0B1.svg" xlink:type="simple" xlink:show="embed" xlink:actuate="onLoad" loext:mime-type="image/svg+xml">
              <text:p/>
            </draw:image>
            <draw:image xlink:href="Pictures/10000201000000270000000959EE251D63C3FA22.png" xlink:type="simple" xlink:show="embed" xlink:actuate="onLoad" loext:mime-type="image/png"/>
          </draw:frame>
        </draw:g>
        <draw:g>
          <svg:title>TexMaths</svg:title>
          <svg:desc>14§display§\text{undetected}§svg§600§FALSE§</svg:desc>
          <draw:frame draw:style-name="gr6" draw:text-style-name="P6" draw:layer="layout" svg:width="4.099cm" svg:height="0.8cm" svg:x="15.701cm" svg:y="9.9cm">
            <draw:image xlink:href="Pictures/10001FA000000685000000F8F6AE7C0CB0FA36DF.svg" xlink:type="simple" xlink:show="embed" xlink:actuate="onLoad" loext:mime-type="image/svg+xml">
              <text:p/>
            </draw:image>
            <draw:image xlink:href="Pictures/100002010000003F000000097B5E79B63D1FB4D0.png" xlink:type="simple" xlink:show="embed" xlink:actuate="onLoad" loext:mime-type="image/png"/>
          </draw:frame>
        </draw:g>
        <draw:g>
          <svg:title>TexMaths</svg:title>
          <svg:desc>14§display§\text{undetected}§svg§600§FALSE§</svg:desc>
          <draw:frame draw:style-name="gr6" draw:text-style-name="P6" draw:layer="layout" svg:width="4.099cm" svg:height="0.8cm" svg:x="13.001cm" svg:y="14.1cm">
            <draw:image xlink:href="Pictures/10001FA000000685000000F8F6AE7C0CB0FA36DF.svg" xlink:type="simple" xlink:show="embed" xlink:actuate="onLoad" loext:mime-type="image/svg+xml">
              <text:p/>
            </draw:image>
            <draw:image xlink:href="Pictures/100002010000003F000000097B5E79B63D1FB4D0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09:07:08.882682381</meta:creation-date>
    <dc:date>2021-01-27T10:02:10.132279613</dc:date>
    <meta:editing-duration>PT13M25S</meta:editing-duration>
    <meta:editing-cycles>2</meta:editing-cycles>
    <meta:generator>LibreOffice/6.4.6.2$Linux_X86_64 LibreOffice_project/40$Build-2</meta:generator>
    <meta:document-statistic meta:object-count="76"/>
  </office:meta>
</office:document-meta>
</file>